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30000017FFC44D37C115776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gLiU" svg:font-family="MingLiU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width="true" fo:min-height="1.5cm" fo:min-width="6.81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name-asian="MingLiU" style:font-size-asian="32pt"/>
    </style:style>
    <style:style style:name="P3" style:family="paragraph">
      <loext:graphic-properties draw:fill="none" draw:fill-color="#ffffff"/>
      <style:paragraph-properties fo:text-align="center"/>
      <style:text-properties fo:font-size="32pt" style:font-name-asian="MingLiU" style:font-size-asian="32pt"/>
    </style:style>
    <style:style style:name="T1" style:family="text">
      <style:text-properties fo:font-size="32pt" style:font-name-asian="MingLiU" style:font-size-asian="32pt"/>
    </style:style>
    <style:style style:name="T2" style:family="text">
      <style:text-properties fo:font-size="16pt" style:font-name-asian="MingLiU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742cm" svg:x="1cm" svg:y="11.978cm">
          <draw:image xlink:href="Pictures/10000001000004F30000017FFC44D37C115776D8.png" xlink:type="simple" xlink:show="embed" xlink:actuate="onLoad" draw:mime-type="image/png">
            <text:p/>
          </draw:image>
        </draw:frame>
        <draw:frame draw:style-name="gr2" draw:text-style-name="P3" draw:layer="layout" svg:width="7.424cm" svg:height="1.75cm" svg:x="7.38cm" svg:y="10.005cm">
          <draw:text-box>
            <text:p text:style-name="P2"><text:span text:style-name="T1">劉碼輸入法</text:span><text:span text:style-name="T2">v1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gLiU" svg:font-family="MingLiU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02T20:25:15.299000000</dc:date>
    <meta:editing-duration>PT10M38S</meta:editing-duration>
    <meta:editing-cycles>1</meta:editing-cycles>
    <meta:document-statistic meta:object-count="2"/>
    <meta:generator>LibreOffice/7.4.2.3$Windows_X86_64 LibreOffice_project/382eef1f22670f7f4118c8c2dd222ec7ad009daf</meta:generator>
  </office:meta>
</office:document-meta>
</file>